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5ac7"/>
    </style:style>
    <style:style style:name="T1" style:family="text">
      <style:text-properties officeooo:rsid="00005a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INTRODUCCIÓN A LAS REDES LOCALES</text:span></text:p>
      <text:p text:style-name="P1"><text:span text:style-name="T1"/></text:p>
      <text:p text:style-name="P1"><text:span text:style-name="T1">1. ¿Qué es una red de área local?</text:span></text:p>
      <text:p text:style-name="P1"><text:span text:style-name="T1">Inserta una definición de red local</text:span></text:p>
      <text:p text:style-name="P1"><text:span text:style-name="T1"/></text:p>
      <text:p text:style-name="P1"><text:span text:style-name="T1">¿A qué distancia están entre sí los equipos terminales que conecta una red local?</text:span></text:p>
      <text:p text:style-name="P1"><text:span text:style-name="T1"/></text:p>
      <text:p text:style-name="P1"><text:span text:style-name="T1">¿Por qué se crearon inicialmente las redes locales</text:span></text:p>
      <text:p text:style-name="P1"><text:span text:style-name="T1"/></text:p>
      <text:p text:style-name="P1"><text:span text:style-name="T1">¿Qué papel desempeña el administrador de la red?</text:span></text:p>
      <text:p text:style-name="P1"><text:span text:style-name="T1"/></text:p>
      <text:p text:style-name="P1"><text:span text:style-name="T1">1.1. Beneficios de las redes locales</text:span></text:p>
      <text:p text:style-name="P1"><text:span text:style-name="T1">Inserta los principales beneficios de las redes locales y descríblelos brevemente:</text:span></text:p>
      <text:p text:style-name="P1"><text:span text:style-name="T1">Ventajas: </text:span></text:p>
      <text:p text:style-name="P1"><text:span text:style-name="T1"/></text:p>
      <text:p text:style-name="P1"><text:span text:style-name="T1">1.2. Características de las redes locales</text:span></text:p>
      <text:p text:style-name="P1"><text:span text:style-name="T1">¿Qué tipo de cableado se suele utilizar?</text:span></text:p>
      <text:p text:style-name="P1"><text:span text:style-name="T1"/></text:p>
      <text:p text:style-name="P1"><text:span text:style-name="T1">¿Cuál es la velocidad máxima y mínima de transmisión que se suele utilizar en una red local?</text:span></text:p>
      <text:p text:style-name="P1"><text:span text:style-name="T1"/></text:p>
      <text:p text:style-name="P1"><text:span text:style-name="T1">¿Cuál es la distancia máxima típica de los cables que se utilizan?</text:span></text:p>
      <text:p text:style-name="P1"><text:span text:style-name="T1"/></text:p>
      <text:p text:style-name="P1"><text:span text:style-name="T1">2. Componentes básicos de una red local(andrea)</text:span></text:p>
      <text:p text:style-name="P1"><text:span text:style-name="T1">2.1. Equipos terminales</text:span></text:p>
      <text:p text:style-name="P1"><text:span text:style-name="T1">En una red de datos ¿Qué son los equipos terminales de datos (ETD)?</text:span></text:p>
      <text:p text:style-name="P1"><text:span text:style-name="T1"/></text:p>
      <text:p text:style-name="P1"><text:span text:style-name="T1">Los equipos terminales son conocidos también como hosts. Nombra diferentes tipos de hosts:</text:span></text:p>
      <text:p text:style-name="P1"><text:span text:style-name="T1"/></text:p>
      <text:p text:style-name="P1"><text:span text:style-name="T1">2.2. Servicios y protocolos</text:span></text:p>
      <text:p text:style-name="P1"><text:span text:style-name="T1">Dentro del ámbito de las redes, define servicio y protocolo</text:span></text:p>
      <text:p text:style-name="P1"><text:span text:style-name="T1"/></text:p>
      <text:p text:style-name="P1"><text:span text:style-name="T1">Nombra y describe brevemente algunos servicios de red</text:span></text:p>
      <text:p text:style-name="P1"><text:span text:style-name="T1"/></text:p>
      <text:p text:style-name="P1"><text:span text:style-name="T1">Da algún ejemplo de uso de protocolos en la vida real</text:span></text:p>
      <text:p text:style-name="P1"><text:span text:style-name="T1"/></text:p>
      <text:p text:style-name="P1"><text:span text:style-name="T1">2.3. Medios de transmisión</text:span></text:p>
      <text:p text:style-name="P1"><text:span text:style-name="T1">Un medio de transmisión es el material a través del cual viajan los paquetes de datos que constituyen la información que circula por la red</text:span></text:p>
      <text:p text:style-name="P1"><text:span text:style-name="T1">Describe brevemente los siguientes materiales que se pueden utilizar como medios de transmisión e inserta la dirección de Internet (URL) de una imagen en la que se muestre dicho material:</text:span></text:p>
      <text:p text:style-name="P1"><text:span text:style-name="T1">Cable telefónico</text:span></text:p>
      <text:p text:style-name="P1"><text:span text:style-name="T1"/></text:p>
      <text:p text:style-name="P1"><text:span text:style-name="T1">Cable coaxial</text:span></text:p>
      <text:p text:style-name="P1"><text:span text:style-name="T1"/></text:p>
      <text:p text:style-name="P1"><text:span text:style-name="T1">Cable UTP</text:span></text:p>
      <text:p text:style-name="P1"><text:span text:style-name="T1"/></text:p>
      <text:p text:style-name="P1"><text:span text:style-name="T1">Cable STP</text:span></text:p>
      <text:p text:style-name="P1"><text:span text:style-name="T1"/></text:p>
      <text:p text:style-name="P1"><text:span text:style-name="T1">Fibra óptica:</text:span></text:p>
      <text:p text:style-name="P1"><text:span text:style-name="T1"/></text:p>
      <text:p text:style-name="P1"><text:span text:style-name="T1">2.4. Elementos de conexión</text:span></text:p>
      <text:p text:style-name="P1"><text:span text:style-name="T1">Los elementos de conexión son los dispositivos físicos por los que realmente se realiza la </text:span><text:soft-page-break/><text:span text:style-name="T1">conectividad por la red </text:span></text:p>
      <text:p text:style-name="P1"><text:span text:style-name="T1">Los más importantes son los siguientes:</text:span></text:p>
      <text:p text:style-name="P1"><text:span text:style-name="T1">Tarjetas de red</text:span></text:p>
      <text:p text:style-name="P1"><text:span text:style-name="T1">¿Con que otro nombre se le conoce?</text:span></text:p>
      <text:p text:style-name="P1"><text:span text:style-name="T1"/></text:p>
      <text:p text:style-name="P1"><text:span text:style-name="T1">¿De qué se encarga?</text:span></text:p>
      <text:p text:style-name="P1"><text:span text:style-name="T1"/></text:p>
      <text:p text:style-name="P1"><text:span text:style-name="T1">Las tarjetas de red que se utilizan en las conexiones a redes con cable ¿Que tipo de conector incluyen (macho o hembra)?</text:span></text:p>
      <text:p text:style-name="P1"><text:span text:style-name="T1"/></text:p>
      <text:p text:style-name="P1"><text:span text:style-name="T1">Conectores</text:span></text:p>
      <text:p text:style-name="P1"><text:span text:style-name="T1">Se definen como los elementos donde termina la conexión del cable. Dependiendo del cable que se utilice, los conectores serán diferentes.</text:span></text:p>
      <text:p text:style-name="P1"><text:span text:style-name="T1">¿Cuáles son los conectores más utilizados para los siguientes tipos de cables? Inserta una URL de una imagen de cada uno</text:span></text:p>
      <text:p text:style-name="P1"><text:span text:style-name="T1">Cable UTP y STP</text:span></text:p>
      <text:p text:style-name="P1"><text:span text:style-name="T1"/></text:p>
      <text:p text:style-name="P1"><text:span text:style-name="T1">Cable telefónico</text:span></text:p>
      <text:p text:style-name="P1"><text:span text:style-name="T1"/></text:p>
      <text:p text:style-name="P1"><text:span text:style-name="T1">Cables de tipo coaxial</text:span></text:p>
      <text:p text:style-name="P1"><text:span text:style-name="T1"/></text:p>
      <text:p text:style-name="P1"><text:span text:style-name="T1">Cables de fibra óptica</text:span></text:p>
      <text:p text:style-name="P1"><text:span text:style-name="T1"><text:s/></text:span></text:p>
      <text:p text:style-name="P1"><text:span text:style-name="T1">¿Cuáles son las principales ventajas del uso de antenas</text:span></text:p>
      <text:p text:style-name="P1"><text:span text:style-name="T1"/></text:p>
      <text:p text:style-name="P1"><text:span text:style-name="T1">2.5. Equipos intermedios</text:span></text:p>
      <text:p text:style-name="P1"><text:span text:style-name="T1">Los equipos intermedios son nodos de una red local que aparecen colocados entro los equipos terminales. Las funciones principales de estos son: enrutamiento de paquetes entre redes distintas y hacer de concentrador entre dispositivos de la red. </text:span></text:p>
      <text:p text:style-name="P1"><text:span text:style-name="T1">Describe brevemente los siguientes equipos intermedios e inserta para cada uno una URL (dirección de internet) en la que se muestre una imagen del mismo.</text:span></text:p>
      <text:p text:style-name="P1"><text:span text:style-name="T1">Concentrador o hub</text:span></text:p>
      <text:p text:style-name="P1"><text:span text:style-name="T1"/></text:p>
      <text:p text:style-name="P1"><text:span text:style-name="T1">Puente o bridge</text:span></text:p>
      <text:p text:style-name="P1"><text:span text:style-name="T1"/></text:p>
      <text:p text:style-name="P1"><text:span text:style-name="T1">Conmutador o switch</text:span></text:p>
      <text:p text:style-name="P1"><text:span text:style-name="T1"/></text:p>
      <text:p text:style-name="P1"><text:span text:style-name="T1">Enrutador o router</text:span></text:p>
      <text:p text:style-name="P1"><text:span text:style-name="T1"/></text:p>
      <text:p text:style-name="P1"><text:span text:style-name="T1">Cortafuegos o firewall</text:span></text:p>
      <text:p text:style-name="P1"><text:span text:style-name="T1"/></text:p>
      <text:p text:style-name="P1"><text:span text:style-name="T1">Modem</text:span></text:p>
      <text:p text:style-name="P1"><text:span text:style-name="T1"/></text:p>
      <text:p text:style-name="P1"><text:span text:style-name="T1">Cablemodem</text:span>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9-27T05:06:02</meta:creation-date>
    <dc:date>2013-09-27T06:25:49</dc:date>
    <dc:creator>ivan </dc:creator>
    <meta:editing-duration>PT1H4M37S</meta:editing-duration>
    <meta:editing-cycles>1</meta:editing-cycles>
    <meta:document-statistic meta:table-count="0" meta:image-count="0" meta:object-count="0" meta:page-count="2" meta:paragraph-count="56" meta:word-count="460" meta:character-count="2774" meta:non-whitespace-character-count="2362"/>
    <meta:generator>LibreOffice/4.0.2.2$Linux_x86 LibreOffice_project/400m0$Build-2</meta:generator>
  </office:meta>
</office:document-meta>
</file>